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plus-one/" text:style-name="Internet_20_link" text:visited-style-name="Visited_20_Internet_20_Link">Plus One</text:a><text:line-break/>Easy</text:p>
      <text:p text:style-name="P4">7.9K</text:p>
      <text:p text:style-name="P4">5.1K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5">Companies</text:p>
      <text:p text:style-name="P6"><text:span text:style-name="T1">You are given a </text:span><text:span text:style-name="Strong_20_Emphasis"><text:span text:style-name="T1">large integer</text:span></text:span><text:span text:style-name="T1"> represented as an integer array </text:span><text:span text:style-name="Source_20_Text"><text:span text:style-name="T2">digits</text:span></text:span><text:span text:style-name="T1">, where each </text:span><text:span text:style-name="Source_20_Text"><text:span text:style-name="T2">digits[i]</text:span></text:span><text:span text:style-name="T1"> is the </text:span><text:span text:style-name="Source_20_Text"><text:span text:style-name="T2">i</text:span></text:span><text:span text:style-name="Source_20_Text"><text:span text:style-name="T1">th</text:span></text:span><text:span text:style-name="T1"> digit of the integer. The digits are ordered from most significant to least significant in left-to-right order. The large integer does not contain any leading </text:span><text:span text:style-name="Source_20_Text"><text:span text:style-name="T2">0</text:span></text:span><text:span text:style-name="T1">'s.</text:span></text:p>
      <text:p text:style-name="P6"><text:span text:style-name="T1">Increment the large integer by one and return </text:span><text:span text:style-name="Emphasis"><text:span text:style-name="T1">the resulting array of digits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digits = [1,2,3]</text:span></text:p>
      <text:p text:style-name="P3"><text:span text:style-name="Strong_20_Emphasis"><text:span text:style-name="T1">Output:</text:span></text:span><text:span text:style-name="T1"> [1,2,4]</text:span></text:p>
      <text:p text:style-name="P3"><text:span text:style-name="Strong_20_Emphasis"><text:span text:style-name="T1">Explanation:</text:span></text:span><text:span text:style-name="T1"> The array represents the integer 123.</text:span></text:p>
      <text:p text:style-name="P2">Incrementing by one gives 123 + 1 = 124.</text:p>
      <text:p text:style-name="P1">Thus, the result should be [1,2,4]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digits = [4,3,2,1]</text:span></text:p>
      <text:p text:style-name="P3"><text:span text:style-name="Strong_20_Emphasis"><text:span text:style-name="T1">Output:</text:span></text:span><text:span text:style-name="T1"> [4,3,2,2]</text:span></text:p>
      <text:p text:style-name="P3"><text:span text:style-name="Strong_20_Emphasis"><text:span text:style-name="T1">Explanation:</text:span></text:span><text:span text:style-name="T1"> The array represents the integer 4321.</text:span></text:p>
      <text:p text:style-name="P2">Incrementing by one gives 4321 + 1 = 4322.</text:p>
      <text:p text:style-name="P1">Thus, the result should be [4,3,2,2].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digits = [9]</text:span></text:p>
      <text:p text:style-name="P3"><text:span text:style-name="Strong_20_Emphasis"><text:span text:style-name="T1">Output:</text:span></text:span><text:span text:style-name="T1"> [1,0]</text:span></text:p>
      <text:p text:style-name="P3"><text:span text:style-name="Strong_20_Emphasis"><text:span text:style-name="T1">Explanation:</text:span></text:span><text:span text:style-name="T1"> The array represents the integer 9.</text:span></text:p>
      <text:p text:style-name="P2">Incrementing by one gives 9 + 1 = 10.</text:p>
      <text:p text:style-name="P1">Thus, the result should be [1,0].</text:p>
      <text:p text:style-name="P7"> </text:p>
      <text:p text:style-name="P6"><text:span text:style-name="Strong_20_Emphasis"><text:span text:style-name="T1">Constraints:</text:span></text:span></text:p>
      <text:list xml:id="list4240784436" text:style-name="L1">
        <text:list-item>
          <text:p text:style-name="P8"><text:span text:style-name="Source_20_Text"><text:span text:style-name="T2">1 &lt;= digits.length &lt;= 100</text:span></text:span></text:p>
        </text:list-item>
        <text:list-item>
          <text:p text:style-name="P8"><text:span text:style-name="Source_20_Text"><text:span text:style-name="T2">0 &lt;= digits[i] &lt;= 9</text:span></text:span></text:p>
        </text:list-item>
        <text:list-item>
          <text:p text:style-name="P9"><text:span text:style-name="Source_20_Text"><text:span text:style-name="T2">digits</text:span></text:span><text:span text:style-name="T1"> does not contain any leading </text:span><text:span text:style-name="Source_20_Text"><text:span text:style-name="T2">0</text:span></text:span><text:span text:style-name="T1">'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5T10:10:10.905000000</dc:date>
    <meta:editing-duration>PT19S</meta:editing-duration>
    <meta:editing-cycles>1</meta:editing-cycles>
    <meta:document-statistic meta:table-count="0" meta:image-count="0" meta:object-count="0" meta:page-count="1" meta:paragraph-count="30" meta:word-count="174" meta:character-count="987" meta:non-whitespace-character-count="842"/>
    <meta:generator>LibreOffice/7.2.2.2$Windows_X86_64 LibreOffice_project/02b2acce88a210515b4a5bb2e46cbfb63fe97d56</meta:generator>
  </office:meta>
</office:document-meta>
</file>